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normal"/>
    </style:style>
    <style:style style:name="T8" style:family="text">
      <style:text-properties style:font-style-asian="normal"/>
    </style:style>
    <style:style style:name="T9" style:family="text">
      <style:text-properties style:font-weight-asian="normal"/>
    </style:style>
    <style:style style:name="T10" style:family="text">
      <style:text-properties style:font-style-complex="normal"/>
    </style:style>
    <style:style style:name="T11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><text:span text:style-name="T2">Introduction</text:span>: </text:p>
      <text:p text:style-name="Standard">Cloud-seed program will allow users, to create their own cloud in gluster provided environment. </text:p>
      <text:p text:style-name="Standard">Once cloud is created ,users can test their cloud-setup with glusterfs. Multiple users can set up their own cloud,each cloud is independent from others. User can monitor the status of their cloud and stop the cloud,if needed. </text:p>
      <text:p text:style-name="Standard"/>
      <text:p text:style-name="P13"/>
      <text:p text:style-name="P10">Implementation:</text:p>
      <text:p text:style-name="P10"/>
      <text:p text:style-name="P12">Language/Database:</text:p>
      <text:p text:style-name="Standard">Python,sqlite </text:p>
      <text:p text:style-name="Standard"/>
      <text:p text:style-name="P11"><text:span text:style-name="T1">Cloud Commands</text:span>:</text:p>
      <text:p text:style-name="P11"/>
      <text:p text:style-name="Standard">cloud-seed program can be invoked to perform following operation,to create a new cloud or to destroy existing cloud or to check the status of exising-cloud or to check the status of entire cloud environment.</text:p>
      <text:p text:style-name="Standard"/>
      <text:p text:style-name="Standard">To create a new cloud ,</text:p>
      <text:p text:style-name="P1">cloud-seed --start --type cloud-type [--name &lt;cloud-name&gt;] [--servers &lt;num-servers&gt;] [--clients &lt;num-clients&gt;] [--install &lt;glusterfs-version&gt;] [--files &lt;vol-files&gt;]</text:p>
      <text:p text:style-name="P1"/>
      <text:p text:style-name="P2">--name <text:s/>- label/name for the cloud.</text:p>
      <text:p text:style-name="P2">--servers – No.of servers for the cloud.</text:p>
      <text:p text:style-name="P2">--clients – No.of Clients for the cloud.</text:p>
      <text:p text:style-name="P2">--install – Refers to preferred version of glusterfs – which will be used to form the cloud.</text:p>
      <text:p text:style-name="P2">--files – Vol files provided by users.</text:p>
      <text:p text:style-name="P1"/>
      <text:p text:style-name="P1"/>
      <text:p text:style-name="Standard">To stop an existing cloud,</text:p>
      <text:p text:style-name="P1">cloud-seed --stop &lt;cloud-id&gt;</text:p>
      <text:p text:style-name="P1"/>
      <text:p text:style-name="P2">--cloud-id – Id returned to user during cloud-seed –start.</text:p>
      <text:p text:style-name="P1"/>
      <text:p text:style-name="Standard"/>
      <text:p text:style-name="Standard">To check the status of cloud,</text:p>
      <text:p text:style-name="P1">cloud-seed --status &lt;cloud-id&gt;</text:p>
      <text:p text:style-name="P1"/>
      <text:p text:style-name="P2">--cloud-id – Id returned to user during cloud-seed –start.</text:p>
      <text:p text:style-name="P1"/>
      <text:p text:style-name="P6">To display the status of all cloud environment,</text:p>
      <text:p text:style-name="P7">cloud-seed --show</text:p>
      <text:p text:style-name="P7"/>
      <text:p text:style-name="P6"/>
      <text:p text:style-name="P6"/>
      <text:p text:style-name="P6"/>
      <text:p text:style-name="P6"/>
      <text:p text:style-name="P3"><text:soft-page-break/>Database tables:</text:p>
      <text:p text:style-name="P4">Following five tables are involved in cloud-seed <text:s/>program.</text:p>
      <text:p text:style-name="P3"/>
      <text:p text:style-name="P4"><text:span text:style-name="T1">Serverpool table</text:span> – List of server names available for cloud setup.</text:p>
      <text:p text:style-name="P4">==================</text:p>
      <text:p text:style-name="P4">Servername||ipaddress||Status</text:p>
      <text:p text:style-name="P4">==================</text:p>
      <text:p text:style-name="P4">servername – varchar</text:p>
      <text:p text:style-name="P4">ipaddress – varchar</text:p>
      <text:p text:style-name="P4">status – varchar (free/used)</text:p>
      <text:p text:style-name="P4"/>
      <text:p text:style-name="P3"><text:span text:style-name="T5">Clientpool table</text:span><text:span text:style-name="T6"> – List of client names available for cloud setup</text:span></text:p>
      <text:p text:style-name="P4">==================</text:p>
      <text:p text:style-name="P4">Clientname||ipaddress||Status</text:p>
      <text:p text:style-name="P4">==================</text:p>
      <text:p text:style-name="P4">clientname – varchar</text:p>
      <text:p text:style-name="P4">ipaddress – varchar</text:p>
      <text:p text:style-name="P4">status – varchar (free/used)</text:p>
      <text:p text:style-name="P5"/>
      <text:p text:style-name="P3"><text:span text:style-name="T5">Serverprocess table</text:span><text:span text:style-name="T6"> – Details of <text:s/>glusterfs process <text:s/>running on specific system.</text:span></text:p>
      <text:p text:style-name="P4">======================================================</text:p>
      <text:p text:style-name="P6">server || cloud-id || server-pid || export-dir ||port number || server number || <text:s/>status || logfile </text:p>
      <text:p text:style-name="P4">======================================================</text:p>
      <text:p text:style-name="P4">server-varchar</text:p>
      <text:p text:style-name="P4">cloud-id – int </text:p>
      <text:p text:style-name="P4">server-pid- int</text:p>
      <text:p text:style-name="P4">export-dir – varchar</text:p>
      <text:p text:style-name="P4">portnumber – int </text:p>
      <text:p text:style-name="P4">servernumber – int </text:p>
      <text:p text:style-name="P4">status – varchar (running/not-running)</text:p>
      <text:p text:style-name="P4">logfile – varchar </text:p>
      <text:p text:style-name="P9"/>
      <text:p text:style-name="P3"><text:span text:style-name="T5">Clientprocess table</text:span><text:span text:style-name="T6"> – Details of <text:s/>glusterfs-client process <text:s/>running on specific system.</text:span></text:p>
      <text:p text:style-name="P4">=========================================================</text:p>
      <text:p text:style-name="P2">client <text:s/>|| cloud-id || client-pid || mount-pt <text:s text:c="2"/>|| status(not-running/running) <text:s/>||client number || logfile </text:p>
      <text:p text:style-name="P4">=========================================================</text:p>
      <text:p text:style-name="P4">client – varchar</text:p>
      <text:p text:style-name="P4">cloud-id – int </text:p>
      <text:p text:style-name="P4">client-pid – int </text:p>
      <text:p text:style-name="P4">mount-pt – varchar </text:p>
      <text:p text:style-name="P4">status – varchar (running/not-running)</text:p>
      <text:p text:style-name="P4">clientnumber – int </text:p>
      <text:p text:style-name="P4">logfile – varchar </text:p>
      <text:p text:style-name="P5"/>
      <text:p text:style-name="P3"><text:span text:style-name="T5">Cloudseed table</text:span><text:span text:style-name="T6"> – Status of cloud setup and it's owner.</text:span></text:p>
      <text:p text:style-name="P4">====================================</text:p>
      <text:p text:style-name="P14">cloud-id <text:s/>||cloud-name <text:s/>|| status (Free,init,Active) </text:p>
      <text:p text:style-name="P2">cloud-id:int</text:p>
      <text:p text:style-name="P2"><text:soft-page-break/>cloud-name – varchar</text:p>
      <text:p text:style-name="P2">status - varchar</text:p>
      <text:p text:style-name="P2"/>
      <text:p text:style-name="P2"/>
      <text:p text:style-name="P8">Algorithms:</text:p>
      <text:p text:style-name="P6">Following sections shows the algorithms and implementation details of cloud-seed commands.</text:p>
      <text:p text:style-name="P6">Each section will begin with <text:s/>a function name and input and output arguments to that function.</text:p>
      <text:p text:style-name="P6"/>
      <text:p text:style-name="P2"/>
      <text:p text:style-name="P1">Cloud-seed start:</text:p>
      <text:p text:style-name="P6"/>
      <text:p text:style-name="P1">cloud-seed start --type cloud-type [--name &lt;cloud-name&gt;] [--servers &lt;num-servers&gt;] [--clients &lt;num-clients&gt;] [--install &lt;glusterfs-version&gt;] [--files &lt;vol-files&gt;]</text:p>
      <text:p text:style-name="P1"/>
      <text:p text:style-name="Standard"/>
      <text:p text:style-name="P6">a)perform usage checking: </text:p>
      <text:p text:style-name="P6">================================ </text:p>
      <text:p text:style-name="P6"><text:s/>cloud_init() :Set default values from default config file</text:p>
      <text:p text:style-name="P6">i/p:None </text:p>
      <text:p text:style-name="P6">o/p:None </text:p>
      <text:p text:style-name="P6"><text:tab/><text:tab/><text:tab/>num_servers=NO_OF_SERVERS </text:p>
      <text:p text:style-name="P6"><text:tab/><text:tab/><text:tab/>num_clients=NO_OF_CLIENTS </text:p>
      <text:p text:style-name="P6"><text:tab/><text:tab/><text:tab/>glusterfs_version=GLUSTERFS_VERSION </text:p>
      <text:p text:style-name="P6"><text:tab/><text:tab/><text:tab/>cloud_name=null </text:p>
      <text:p text:style-name="P6"><text:tab/><text:tab/><text:tab/>cloud_type=null </text:p>
      <text:p text:style-name="P6"><text:tab/><text:tab/><text:tab/>vol_files=null </text:p>
      <text:p text:style-name="P6"><text:tab/><text:tab/><text:tab/><text:tab/><text:tab/><text:tab/> </text:p>
      <text:p text:style-name="P6">validate_cmd_line():checks cmd_line args &amp; sets any user given values. </text:p>
      <text:p text:style-name="P6">i/p:passed cmd_line. (argc,argv) </text:p>
      <text:p text:style-name="P6">o/p:true/false </text:p>
      <text:p text:style-name="P6">================================ </text:p>
      <text:p text:style-name="P6"/>
      <text:p text:style-name="P6"><text:tab/>1)Check for passed arguments. (command line argument checking) use</text:p>
      <text:p text:style-name="P6"><text:tab/><text:tab/>1.1- only "--type" (cloud type) is <text:s/>Mandatory while other are optional else display usage. </text:p>
      <text:p text:style-name="P6"><text:tab/><text:tab/>1.2- If --name is not provided , generate a new name else set cloud-name=&lt;usr-gn-<text:tab/><text:tab/><text:tab/>name&gt; </text:p>
      <text:p text:style-name="P6"><text:tab/><text:tab/>1.3- Check for args such as, --servers ,--clients,--install and --files ,If user didn't provide <text:tab/><text:tab/>them then install mode is default(default=TRUE),with <text:s text:c="2"/>N servers and M clients <text:s/>(Make <text:tab/><text:tab/><text:tab/>sure N/M server/client is perfect for "dht+afr" ,stripe type <text:tab/> too.) else <text:s text:c="3"/>set <text:tab/><text:tab/><text:tab/><text:tab/>default=FALSE check for user inputs. </text:p>
      <text:p text:style-name="P6"><text:tab/><text:tab/>1.4-<text:tab/>if server# is given set num_servers=N </text:p>
      <text:p text:style-name="P6"><text:tab/><text:tab/><text:tab/>if client# is given set num_clients=M </text:p>
      <text:p text:style-name="P6"><text:tab/><text:tab/><text:tab/>if version is mentioned -make sure it's valid one -set glusterfs_version=X.X </text:p>
      <text:p text:style-name="P6"><text:tab/><text:tab/><text:tab/>if vol.files is provided set vol_files=path/to/file/name </text:p>
      <text:p text:style-name="P6"><text:tab/> <text:s text:c="4"/><text:tab/> </text:p>
      <text:p text:style-name="P6">b)validations (dht+afr,stripe) </text:p>
      <text:p text:style-name="P6">================================ </text:p>
      <text:p text:style-name="P6">validate_cloud_type():Check cloud_type &amp; no_of server,clients. </text:p>
      <text:p text:style-name="P6">i/p:could_type,num_servers,num_clients </text:p>
      <text:p text:style-name="P6"><text:soft-page-break/>o/p:true/false </text:p>
      <text:p text:style-name="P6">================================= </text:p>
      <text:p text:style-name="P6"/>
      <text:p text:style-name="P6"><text:tab/><text:tab/>if (default==0) </text:p>
      <text:p text:style-name="P6"><text:tab/><text:tab/>2.1-If (cloud type == "distributed replicate" &amp;&amp; <text:s/>user_provided --servers,--client num <text:tab/><text:tab/><text:tab/><text:tab/>&amp;&amp; user_not_provided_vol files) </text:p>
      <text:p text:style-name="P6"><text:tab/><text:tab/><text:tab/>check for validation. </text:p>
      <text:p text:style-name="P6"><text:tab/><text:tab/>2.11-If (cloud type == "distributed replicate" &amp;&amp; <text:s/>user_provided --servers,--client num <text:tab/><text:tab/><text:tab/><text:tab/>&amp;&amp; user_provided_vol files) </text:p>
      <text:p text:style-name="P6"><text:tab/><text:tab/><text:tab/>check for validation. </text:p>
      <text:p text:style-name="P6"><text:tab/><text:tab/>2.2-If (cloud type == "stripe" &amp;&amp; <text:s/>user_provided –servers,--client num &amp;&amp; <text:tab/><text:tab/><text:tab/><text:tab/><text:tab/>user_not_provided_vol files) </text:p>
      <text:p text:style-name="P6"><text:tab/><text:tab/><text:tab/>Check for validation :Stripe needs multiple of 4 sub-volumes.</text:p>
      <text:p text:style-name="P6"><text:tab/><text:tab/>2.3-If (cloud type == "stripe" &amp;&amp; <text:s/>user_provided –servers,--client num &amp;&amp; <text:tab/><text:tab/><text:tab/><text:tab/><text:tab/>user_provided_vol files) </text:p>
      <text:p text:style-name="P6"><text:tab/><text:tab/><text:tab/>Check for validation :Stripe needs multiple of 4 sub-volumes.</text:p>
      <text:p text:style-name="P6"/>
      <text:p text:style-name="P6"><text:tab/><text:tab/>if(default==1) </text:p>
      <text:p text:style-name="P6"><text:tab/><text:tab/>2.4 <text:s/>make sure N servers and M client in valid. </text:p>
      <text:p text:style-name="P6"/>
      <text:p text:style-name="P6"><text:tab/><text:tab/><text:tab/> </text:p>
      <text:p text:style-name="P6">c)identify server and client machine - the machines from avail."server process table and client process table"</text:p>
      <text:p text:style-name="P6"><text:s/>======================== </text:p>
      <text:p text:style-name="P6">initialize_processtables():fill process tables from pool table records.process table's servername,cloud-id and status are updated.</text:p>
      <text:p text:style-name="P6">i:p:none</text:p>
      <text:p text:style-name="P6">o:p:true/false</text:p>
      <text:p text:style-name="P6"/>
      <text:p text:style-name="P6">choose_sys() <text:s/>:Invoked twice - for server and for client. </text:p>
      <text:p text:style-name="P6">i/p:table_name,no_of_sys </text:p>
      <text:p text:style-name="P6">o/p:list </text:p>
      <text:p text:style-name="P6">======================= </text:p>
      <text:p text:style-name="P6"><text:tab/><text:tab/>N,M can be user provided server/clients or default ones. </text:p>
      <text:p text:style-name="P6"><text:tab/><text:tab/>3.0- Get cloud-id from cloud-seed table and <text:s/>fill serverprocess <text:s/>table and clientprocess <text:tab/><text:tab/><text:tab/>table with entries from serverpool and clientpool table by calling <text:s/><text:tab/><text:tab/><text:tab/><text:tab/><text:tab/><text:tab/>initialize_processtables() function.</text:p>
      <text:p text:style-name="P6"/>
      <text:p text:style-name="P6"><text:tab/><text:tab/>3.1- "select servername from serverpool where status="free" limit=N " </text:p>
      <text:p text:style-name="P6"><text:tab/><text:tab/><text:tab/>(else) </text:p>
      <text:p text:style-name="P6"><text:tab/><text:tab/> <text:s text:c="2"/>"select servername from serverpool where status="free" rownum &lt; N" </text:p>
      <text:p text:style-name="P6"><text:tab/> <text:tab/> update status as "active" in selected records &amp; store servername in array for future <text:tab/><text:tab/><text:tab/>use. </text:p>
      <text:p text:style-name="P6"/>
      <text:p text:style-name="P6"><text:tab/><text:tab/>3.2-repeat the same for client process tables &amp; store client names in array.<text:tab/> </text:p>
      <text:p text:style-name="P6"><text:tab/> </text:p>
      <text:p text:style-name="P6"><text:tab/><text:tab/> </text:p>
      <text:p text:style-name="P6">d)Use sshfs to mount /export/ directory of each <text:s/>server and /mnt/ of each client systems. </text:p>
      <text:p text:style-name="P6"><text:tab/></text:p>
      <text:p text:style-name="P6"><text:soft-page-break/>======================== </text:p>
      <text:p text:style-name="P6">mount_remote_server(list,could-id) : For each server,create export-dirs,check port and <text:s/>record them along with server number<text:line-break/>.</text:p>
      <text:p text:style-name="P6">i/p:system_name,mount point. </text:p>
      <text:p text:style-name="P6">o/p:true/false<text:tab/><text:tab/><text:tab/><text:tab/><text:tab/><text:tab/><text:tab/> </text:p>
      <text:p text:style-name="P6"/>
      <text:p text:style-name="P6">mount_remote_client(list,could-id) : For each client,create mount-dirs record them along with client number in client_table </text:p>
      <text:p text:style-name="P6">i/p:system_name,mount point. </text:p>
      <text:p text:style-name="P6">o/p:true/false<text:tab/><text:tab/><text:tab/><text:tab/><text:tab/><text:tab/><text:tab/><text:tab/><text:tab/> </text:p>
      <text:p text:style-name="P6">======================= </text:p>
      <text:p text:style-name="P6"><text:tab/><text:tab/>4.1-After server machine is mounted, create export directories /export/&lt;cloud-<text:tab/><text:tab/><text:tab/><text:tab/>id&gt;/export_1 ...export_N - repeat this process for N servers record these directories in <text:tab/><text:tab/><text:tab/>server process tables. </text:p>
      <text:p text:style-name="P6"><text:tab/><text:tab/>4.2-Make sure client mount pt is created using &lt;cloud-id&gt;- repeat this process for M <text:tab/><text:tab/><text:tab/>clients &amp; record these directories in client process table.<text:tab/><text:tab/> </text:p>
      <text:p text:style-name="P6"><text:tab/><text:tab/> </text:p>
      <text:p text:style-name="P6">e)check for valid port </text:p>
      <text:p text:style-name="P6">======================== </text:p>
      <text:p text:style-name="P6">check_resource_availability():Helper function for mount_remote_server().<text:tab/><text:tab/> </text:p>
      <text:p text:style-name="P6">i/p:sys_name,port_no </text:p>
      <text:p text:style-name="P6">o/p:true/false<text:tab/><text:tab/> </text:p>
      <text:p text:style-name="P6">======================== </text:p>
      <text:p text:style-name="P6"><text:tab/><text:tab/>5.1-check for port <text:s/>&amp; before updating it in "server process table" along with server <text:tab/><text:tab/><text:tab/>number. if resources not available -try for ports all avail.-else no ports avail. then return <text:tab/><text:tab/><text:tab/>error. <text:s text:c="2"/>If any cloud-seed fatal error meet like “resource not available” ,database entries <text:tab/><text:tab/><text:tab/>of <text:s/>current operation will be cleaned up.</text:p>
      <text:p text:style-name="P6"/>
      <text:p text:style-name="P6">f)if needed install user requested version else use default version from pre-defined path. </text:p>
      <text:p text:style-name="P6">======================== </text:p>
      <text:p text:style-name="P6">install_gluster():Installs requested glusterfs version. </text:p>
      <text:p text:style-name="P6">i/p:version,server_name,client_name,could-id </text:p>
      <text:p text:style-name="P6">o/p:true/false </text:p>
      <text:p text:style-name="P6">======================== </text:p>
      <text:p text:style-name="P6"/>
      <text:p text:style-name="P6"><text:tab/><text:tab/>6.1-if user any old version.(install in /cloud_seed/&lt;cloud-id&gt;/install directory),install it <text:tab/><text:tab/><text:tab/>else use the default latest version. </text:p>
      <text:p text:style-name="P6"/>
      <text:p text:style-name="P6"/>
      <text:p text:style-name="P6"><text:tab/><text:tab/><text:tab/> </text:p>
      <text:p text:style-name="P6">g)create vol files using volgen - </text:p>
      <text:p text:style-name="P6">======================== </text:p>
      <text:p text:style-name="P6">create_config_files():Create config file from volgen or from user given <text:tab/>files<text:tab/><text:tab/><text:tab/> </text:p>
      <text:p text:style-name="P6">i/p:vol_files </text:p>
      <text:p text:style-name="P6">o/p:true/false </text:p>
      <text:p text:style-name="P6"/>
      <text:p text:style-name="P6">move_config_file():move vol files to remote server/client machines after <text:tab/>creation. </text:p>
      <text:p text:style-name="P6">i/p:sys_name,spec_file_path </text:p>
      <text:p text:style-name="P6"><text:soft-page-break/>o/p:true/false </text:p>
      <text:p text:style-name="P6"><text:tab/></text:p>
      <text:p text:style-name="P6">======================== </text:p>
      <text:p text:style-name="P6"><text:tab/><text:tab/>if (default==1) </text:p>
      <text:p text:style-name="P6"><text:tab/><text:tab/><text:tab/>7.1-create files using volgen. </text:p>
      <text:p text:style-name="P6"><text:tab/><text:tab/>if (default==0) </text:p>
      <text:p text:style-name="P6"><text:tab/><text:tab/>if(vol_files==null) </text:p>
      <text:p text:style-name="P6"><text:tab/><text:tab/>7.2-Use server-name and port and export directory to create server config. file using <text:tab/><text:tab/><text:tab/>volgen </text:p>
      <text:p text:style-name="P6"><text:tab/><text:tab/>if(vol_files!=null)<text:tab/> </text:p>
      <text:p text:style-name="P6"><text:tab/><text:tab/>7.3-From user-given config file,change the remote machine &amp; change port and export <text:tab/><text:tab/><text:tab/>directories. </text:p>
      <text:p text:style-name="P6"><text:tab/><text:tab/> </text:p>
      <text:p text:style-name="P6"><text:tab/><text:tab/> </text:p>
      <text:p text:style-name="P6">h)start glusterfs server and record pid in server process table </text:p>
      <text:p text:style-name="P6">======================== </text:p>
      <text:p text:style-name="P6">start_server():Start glusterfs server in remote server. </text:p>
      <text:p text:style-name="P6">i/p:server_name </text:p>
      <text:p text:style-name="P6">o/p:pid<text:tab/><text:tab/><text:tab/><text:tab/> </text:p>
      <text:p text:style-name="P6">======================== </text:p>
      <text:p text:style-name="P6"><text:tab/><text:tab/>Login to appropriate machines: </text:p>
      <text:p text:style-name="P6"><text:tab/><text:tab/>8.1)start server and record pid in server process table.<text:tab/><text:tab/> </text:p>
      <text:p text:style-name="P6"><text:tab/><text:tab/>8.2)record server number/status running in server process table </text:p>
      <text:p text:style-name="P6"><text:tab/><text:tab/> </text:p>
      <text:p text:style-name="P6">i)prepare mount points on client (/mnt/&lt;cluster_id&gt;/ ), now start glusterfs client and record pid in client process table. </text:p>
      <text:p text:style-name="P6">======================== </text:p>
      <text:p text:style-name="P6">start_client():Start glusterfs client in remote server. </text:p>
      <text:p text:style-name="P6">i/p:client_name </text:p>
      <text:p text:style-name="P6">o/p:pid<text:tab/><text:tab/><text:tab/><text:tab/> </text:p>
      <text:p text:style-name="P6">======================== </text:p>
      <text:p text:style-name="P6"><text:tab/><text:tab/>9.1-Start client and record pid and status=running and mount points in client process <text:tab/><text:tab/><text:tab/>table.<text:tab/><text:tab/> </text:p>
      <text:p text:style-name="P6"/>
      <text:p text:style-name="P6">j)Cloud seed table. </text:p>
      <text:p text:style-name="P6">======================== </text:p>
      <text:p text:style-name="P6">active_cloud() </text:p>
      <text:p text:style-name="P6">i/p:cloud-id </text:p>
      <text:p text:style-name="P6">o/p:true/false </text:p>
      <text:p text:style-name="P6">======================== </text:p>
      <text:p text:style-name="P6"><text:tab/><text:tab/>10.1-set the status as "active" for this newly created cloud-id with status "init". </text:p>
      <text:p text:style-name="P6"><text:tab/><text:tab/>(change status from "init" to active) </text:p>
      <text:p text:style-name="P6"/>
      <text:p text:style-name="P8">Sample Tables for cloud-seed start:</text:p>
      <text:p text:style-name="P6">cloud-seed table: </text:p>
      <text:p text:style-name="P6">----------------- </text:p>
      <text:p text:style-name="P6">++++++++++++++++++++++++++++++++++++++++++++++++ </text:p>
      <text:p text:style-name="P6">cloud-id <text:s/>||cloud-name <text:s/>|| status (Free,Init,Active) ||owner</text:p>
      <text:p text:style-name="P6">++++++++++++++++++++++++++++++++++++++++++++++++ </text:p>
      <text:p text:style-name="P6"><text:soft-page-break/>100<text:tab/><text:tab/>test<text:tab/> <text:s text:c="3"/>A<text:tab/> <text:tab/><text:tab/><text:tab/><text:tab/>123</text:p>
      <text:p text:style-name="P6">------------------------------------------------- ------------------------------</text:p>
      <text:p text:style-name="P6"/>
      <text:p text:style-name="P6"/>
      <text:p text:style-name="P6"/>
      <text:p text:style-name="P6">server process table : </text:p>
      <text:p text:style-name="P6">--------------- </text:p>
      <text:p text:style-name="P6">+++++++++++++++++++++++++++++++++++++++++++++++++++++++++++++++++++++++++</text:p>
      <text:p text:style-name="P6">server || cloud-id || server-pid || export-dir ||port number || server number || <text:s/>status(not-running/running) || logfile </text:p>
      <text:p text:style-name="P6">+++++++++++++++++++++++++++++++++++++++++++++++++++++++++++++++++++++++++</text:p>
      <text:p text:style-name="P6">10.232.11.22 100<text:tab/> 12222<text:tab/><text:tab/>/data/exp1 <text:s text:c="4"/>6666<text:tab/><text:tab/>1<text:tab/><text:tab/>running <text:s text:c="7"/><text:tab/> <text:s text:c="2"/>log1 </text:p>
      <text:p text:style-name="P6">-------------------------------------------------------------------------------------------------------------------- </text:p>
      <text:p text:style-name="P6">10.232.11.23 100<text:tab/> 12221<text:tab/><text:tab/>/data/exp2 <text:s text:c="4"/>6667<text:tab/><text:tab/>2<text:tab/><text:tab/>running <text:s text:c="14"/>log2 </text:p>
      <text:p text:style-name="P6">------------------------------------------------------------------------------------------------------------------- </text:p>
      <text:p text:style-name="P6"/>
      <text:p text:style-name="P6"/>
      <text:p text:style-name="P6">client process table : </text:p>
      <text:p text:style-name="P6">--------------- </text:p>
      <text:p text:style-name="P6">+++++++++++++++++++++++++++++++++++++++++++++++++++++++++++++++++++++++++</text:p>
      <text:p text:style-name="P6">client <text:s/>|| cloud-id || client-pid || mount-pt <text:s text:c="2"/>|| status(not-running/running) <text:s/>||client number || logfile </text:p>
      <text:p text:style-name="P6">+++++++++++++++++++++++++++++++++++++++++++++++++++++++++++++++++++++++++</text:p>
      <text:p text:style-name="P6">10.232.11.11 <text:s text:c="2"/>100<text:tab/> <text:s/>12223<text:tab/><text:tab/> /mnt/pt1<text:tab/>running<text:tab/><text:tab/> <text:s text:c="2"/>1<text:tab/><text:tab/>log3<text:tab/> <text:s text:c="2"/></text:p>
      <text:p text:style-name="P6">------------------------------------------------------------------------------------------------------------------------- </text:p>
      <text:p text:style-name="P6"/>
      <text:p text:style-name="P6"/>
      <text:p text:style-name="P6"/>
      <text:p text:style-name="P1">Cloud-seed stop:</text:p>
      <text:p text:style-name="P1"/>
      <text:p text:style-name="P1">cloud-seed --stop &lt;cloud-id&gt;</text:p>
      <text:p text:style-name="P2"/>
      <text:p text:style-name="P2">a)Check whether it's valid- cloud-id-If not return error,else check whether user has permission to stop cluster. </text:p>
      <text:p text:style-name="P2">==================================== </text:p>
      <text:p text:style-name="P2">check_valid() </text:p>
      <text:p text:style-name="P2">i/p:could-id </text:p>
      <text:p text:style-name="P2">o/p:true/false </text:p>
      <text:p text:style-name="P2">==================================== </text:p>
      <text:p text:style-name="P2">b)Stop all user cluster-process: </text:p>
      <text:p text:style-name="P2">==================================== </text:p>
      <text:p text:style-name="P2">stop_client(): this will retrieve client records from table &amp; login to each client&amp; stop those process<text:line-break/> and related directories. </text:p>
      <text:p text:style-name="P2">i/p:cloud-id. </text:p>
      <text:p text:style-name="P2">o/p:true/false </text:p>
      <text:p text:style-name="P2"/>
      <text:p text:style-name="P2">stop_server():similar to stop_client() except its server </text:p>
      <text:p text:style-name="P2">i/p:cloud-id </text:p>
      <text:p text:style-name="P2">o/p:true/false </text:p>
      <text:p text:style-name="P2"/>
      <text:p text:style-name="P2"><text:soft-page-break/>deactive_cloud():set cloud-seed record status as not-running.</text:p>
      <text:p text:style-name="P2">i/p:cloud-id </text:p>
      <text:p text:style-name="P2">o/p:true/false </text:p>
      <text:p text:style-name="P2"><text:tab/></text:p>
      <text:p text:style-name="P2">=================================== </text:p>
      <text:p text:style-name="P2"><text:tab/>1)Get cloud-id status,if (Status=="active") then select all client process records from <text:tab/>client_table. select client-name,mntpt,pid from client_table where cloud_id=XYZ and login to <text:tab/>each client-cleanup mountpt files/directories -,stop glusterfs by unmounting <text:s/>mount pt.if <text:s text:c="4"/><text:tab/>unmount is not successful,then kill the client process using pid. </text:p>
      <text:p text:style-name="P2"><text:tab/>and update the client_table status as "not-running" and update other fields expect client-name <text:tab/>to NULL or zero. </text:p>
      <text:p text:style-name="P2"/>
      <text:p text:style-name="P2"/>
      <text:p text:style-name="P2"><text:tab/>2)Similarly retrive records from servertable,select server-name,pid from client_table where <text:tab/>cloud_id=XYZ <text:s text:c="2"/>login to each server and stop glusterfs using pid and cleanup /export files and <text:tab/>directories and finally update the status as "not-running" server process table. </text:p>
      <text:p text:style-name="P2"/>
      <text:p text:style-name="P2"/>
      <text:p text:style-name="P2"/>
      <text:p text:style-name="P2"><text:tab/>3)update the cloud-seed table record status as "free” <text:span text:style-name="T1">make sure all corresponding records from serverprocess table and clientprocess table,cloud-seed table is removed.</text:span></text:p>
      <text:p text:style-name="P2"/>
      <text:p text:style-name="P2"/>
      <text:p text:style-name="P1"/>
      <text:p text:style-name="P3">Sample tables for cloud-seed stop:</text:p>
      <text:p text:style-name="P4">server process table :</text:p>
      <text:p text:style-name="P4">----------------</text:p>
      <text:p text:style-name="P4">delete appropriate server(s) record from table.</text:p>
      <text:p text:style-name="P2">+++++++++++++++++++++++++++++++++++++++++++++++++++++++++++++</text:p>
      <text:p text:style-name="P2">server || cloud-id || server-pid || export-dir ||port number || server number || <text:s/>status(not-running/running) || logfile </text:p>
      <text:p text:style-name="P2">+++++++++++++++++++++++++++++++++++++++++++++++++++++++++++++</text:p>
      <text:p text:style-name="P2">------------------------------------------------------------------------------------------------------------------- </text:p>
      <text:p text:style-name="P2"/>
      <text:p text:style-name="P2">client process table : </text:p>
      <text:p text:style-name="P2">--------------- </text:p>
      <text:p text:style-name="P2">delete appropriate client(s) record from table.</text:p>
      <text:p text:style-name="P2">+++++++++++++++++++++++++++++++++++++++++++++++++++++++++++++</text:p>
      <text:p text:style-name="P2">client <text:s/>|| cloud-id || client-pid || mount-pt <text:s text:c="2"/>|| status(not-running/running) <text:s/>||client number || logfile </text:p>
      <text:p text:style-name="P2">+++++++++++++++++++++++++++++++++++++++++++++++++++++++++++++</text:p>
      <text:p text:style-name="P2"/>
      <text:p text:style-name="P2">------------------------------------------------------------------------------------------------ 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loud-seed table: </text:p>
      <text:p text:style-name="P2">----------------- </text:p>
      <text:p text:style-name="P2">+++++++++++++++++++++++++++++++++ </text:p>
      <text:p text:style-name="P2">cloud-id <text:s/>||cloud-name <text:s/>|| status (Free,init,Active) </text:p>
      <text:p text:style-name="P2">++++++++++++++++++++++++++++++++ </text:p>
      <text:p text:style-name="P2">100<text:tab/><text:tab/>test<text:tab/> <text:s text:c="3"/><text:tab/>Free</text:p>
      <text:p text:style-name="P2">--------------------------------------------------</text:p>
      <text:p text:style-name="P2"/>
      <text:p text:style-name="P1">cloud seed status</text:p>
      <text:p text:style-name="P2"/>
      <text:p text:style-name="P1">cloud-seed --status &lt;cloud-id&gt;</text:p>
      <text:p text:style-name="P2"/>
      <text:p text:style-name="P2">1) Check whether it's a valid cloud-id and user has access permission for this cloud else report error. </text:p>
      <text:p text:style-name="P2"/>
      <text:p text:style-name="P2"><text:tab/>1)Use cloud-id to retrieve data such as name,export-dirs,port#,logfilepath from server_table. </text:p>
      <text:p text:style-name="P2"><text:tab/> <text:s/>while get name,mount_pt and logfile path from client process table and display it following <text:tab/>format. <text:s/>Make sure this reports only the running glusterfs-server/clients.</text:p>
      <text:p text:style-name="P2">==================================== </text:p>
      <text:p text:style-name="P2">server_status(): </text:p>
      <text:p text:style-name="P2">i/p:cloud-id </text:p>
      <text:p text:style-name="P2">o/p:list - server-records detail </text:p>
      <text:p text:style-name="P2"/>
      <text:p text:style-name="P2">client_status(): </text:p>
      <text:p text:style-name="P2">i/p:cloud-id </text:p>
      <text:p text:style-name="P2">o/p:list - client-records detail </text:p>
      <text:p text:style-name="P2"/>
      <text:p text:style-name="P2">cloud_status(): </text:p>
      <text:p text:style-name="P2">i/p:cloud-id,list-server records,list-client records </text:p>
      <text:p text:style-name="P2">o/p:Display in below shown format </text:p>
      <text:p text:style-name="P2"/>
      <text:p text:style-name="P2">=================================== </text:p>
      <text:p text:style-name="P2"/>
      <text:p text:style-name="P1">Sample output:<text:span text:style-name="T4">cloud-seed status <text:s/>100</text:span></text:p>
      <text:p text:style-name="P2"><text:tab/><text:tab/> </text:p>
      <text:p text:style-name="P1">ID<text:tab/><text:tab/>server(name:directory:port:logfilepath)<text:tab/> <text:s text:c="10"/>client(name:mount_pt:logfilepath) </text:p>
      <text:p text:style-name="P2">100<text:tab/><text:tab/>server1:/export/100/export_1:6676:/some/path<text:tab/> client1:/mnt/100/mntpt1/:some/path </text:p>
      <text:p text:style-name="P2"><text:tab/><text:tab/>server2:/export/100/export_2:6686:some/path </text:p>
      <text:p text:style-name="P2"><text:tab/><text:tab/> </text:p>
      <text:p text:style-name="P1">cloud-seed --show</text:p>
      <text:p text:style-name="P2">1)check whether user has appropriate permissions. </text:p>
      <text:p text:style-name="P2"><text:tab/>1)Get cloud-id from cloud-seed table. </text:p>
      <text:p text:style-name="P2"><text:tab/><text:tab/>select * from cloud-seed where status="active" </text:p>
      <text:p text:style-name="P2"><text:tab/><text:tab/>for each cloud-id. call : cloud-seed status cloud-id </text:p>
      <text:p text:style-name="P2">==================================== </text:p>
      <text:p text:style-name="P2">cloud_show(): </text:p>
      <text:p text:style-name="P2">i/p: cloud-ids from cloud-seed table </text:p>
      <text:p text:style-name="P2">o/p: output in below format.<text:tab/><text:tab/><text:tab/><text:tab/> </text:p>
      <text:p text:style-name="P2"><text:tab/><text:tab/><text:tab/><text:tab/>cloud_show() will invoke server_status(),client_status(),cloud_status() </text:p>
      <text:p text:style-name="P2">==================================== </text:p>
      <text:p text:style-name="P2"><text:soft-page-break/></text:p>
      <text:p text:style-name="P2"/>
      <text:p text:style-name="P2"><text:span text:style-name="T1">Sample output</text:span>:cloud-seed --show </text:p>
      <text:p text:style-name="P2"><text:tab/><text:tab/><text:tab/><text:tab/><text:tab/><text:tab/> </text:p>
      <text:p text:style-name="P1">ID<text:tab/>server(name:directory:port:logfilepath)<text:tab/><text:tab/> <text:s text:c="11"/>client(name:mount_pt:logfilepath) </text:p>
      <text:p text:style-name="P2">100<text:tab/>server1:/export/100/export_1:6676:some/path<text:tab/> <text:s text:c="4"/>client1:/mnt/100/mntpt1/:some/path </text:p>
      <text:p text:style-name="P2"><text:tab/>server2:/export/100/export_2:6686:some/path </text:p>
      <text:p text:style-name="P2"/>
      <text:p text:style-name="P1">ID<text:tab/>server(name:directory:port:logfilepath)<text:tab/><text:tab/> <text:s text:c="11"/>client(name:mount_pt:logfilepath) </text:p>
      <text:p text:style-name="P2">101<text:tab/>server1:/export/101/export_1:6676:some/path<text:tab/> <text:s text:c="2"/>client1:/mnt/101/mntpt1/:some/path </text:p>
      <text:p text:style-name="P2"><text:tab/>server2:/export/101/export_2:6686:some/path </text:p>
      <text:p text:style-name="P3"/>
      <text:p text:style-name="P3">TODO: </text:p>
      <text:list xml:id="list2003494985" text:style-name="L1">
        <text:list-item>
          <text:p text:style-name="P15">volfile-server for clients.</text:p>
        </text:list-item>
        <text:list-item>
          <text:p text:style-name="P15">Explore STAF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kshmipathi </meta:initial-creator>
    <meta:creation-date>2010-01-05T14:39:13</meta:creation-date>
    <dc:date>2010-01-11T19:01:14</dc:date>
    <dc:creator>Lakshmipathi </dc:creator>
    <meta:editing-duration>PT07H17M30S</meta:editing-duration>
    <meta:editing-cycles>326</meta:editing-cycles>
    <meta:generator>OpenOffice.org/3.1$Unix OpenOffice.org_project/310m19$Build-9420</meta:generator>
    <meta:document-statistic meta:table-count="0" meta:image-count="0" meta:object-count="0" meta:page-count="10" meta:paragraph-count="321" meta:word-count="1722" meta:character-count="15997"/>
  </office:meta>
</office:document-meta>
</file>